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5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5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7"/>
          <table:table-cell office:value-type="float" office:value="1368" calcext:value-type="float">
            <text:p>1368</text:p>
          </table:table-cell>
          <table:table-cell table:number-columns-repeated="4"/>
          <table:table-cell office:value-type="float" office:value="251" calcext:value-type="float">
            <text:p>2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5">00/00/0000</text:date>, <text:time style:data-style-name="N2" text:time-value="22:07:42.7020815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9-25T22:10:44.662105671</dc:date>
    <dc:creator>Jesus Castagnetto</dc:creator>
    <meta:editing-duration>P2DT15H14M24S</meta:editing-duration>
    <meta:editing-cycles>282</meta:editing-cycles>
    <meta:generator>LibreOffice/6.4.3.2$Linux_X86_64 LibreOffice_project/40$Build-2</meta:generator>
    <meta:document-statistic meta:table-count="1" meta:cell-count="1942" meta:object-count="0"/>
  </office:meta>
</office:document-meta>
</file>